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15cm" fo:min-width="6.9cm"/>
    </style:style>
    <style:style style:name="gr2" style:family="graphic" style:parent-style-name="standard">
      <style:graphic-properties svg:stroke-color="#000000" draw:fill-color="#ff0000" draw:textarea-horizontal-align="justify" draw:textarea-vertical-align="middle" draw:auto-grow-height="false" fo:min-height="0.85cm" fo:min-width="0.6cm"/>
    </style:style>
    <style:style style:name="gr3" style:family="graphic" style:parent-style-name="standard">
      <style:graphic-properties svg:stroke-color="#000000" draw:fill-color="#d4ea6b" draw:textarea-horizontal-align="justify" draw:textarea-vertical-align="middle" draw:auto-grow-height="false" fo:min-height="0.95cm" fo:min-width="0.8cm"/>
    </style:style>
    <style:style style:name="gr4" style:family="graphic" style:parent-style-name="standard">
      <style:graphic-properties svg:stroke-color="#000000" draw:fill-color="#d4ea6b" draw:opacity="100%" draw:textarea-horizontal-align="justify" draw:textarea-vertical-align="middle" draw:auto-grow-height="false" fo:min-height="3.25cm" fo:min-width="3.3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366cm" fo:min-width="1.91cm"/>
    </style:style>
    <style:style style:name="gr7" style:family="graphic" style:parent-style-name="objectwithoutfill">
      <style:graphic-properties svg:stroke-color="#3465a4" draw:fill="solid" draw:textarea-vertical-align="middle"/>
    </style:style>
    <style:style style:name="gr8" style:family="graphic" style:parent-style-name="standard">
      <style:graphic-properties draw:stroke="dash" draw:stroke-dash="Fine_20_Dashed" svg:stroke-color="#ffffff" draw:fill-color="#ffffff" draw:textarea-horizontal-align="justify" draw:textarea-vertical-align="middle" draw:auto-grow-height="false" fo:min-height="0.65cm" fo:min-width="1.1cm"/>
    </style:style>
    <style:style style:name="gr9" style:family="graphic" style:parent-style-name="standard">
      <style:graphic-properties draw:stroke="none" svg:stroke-color="#3465a4" draw:fill="none" fo:min-height="0.713cm"/>
    </style:style>
    <style:style style:name="gr10" style:family="graphic" style:parent-style-name="standard">
      <style:graphic-properties svg:stroke-color="#342a06" draw:fill-color="#000000" draw:textarea-horizontal-align="justify" draw:textarea-vertical-align="middle" draw:auto-grow-height="false" fo:min-height="2.25cm" fo:min-width="1cm"/>
    </style:style>
    <style:style style:name="gr11" style:family="graphic" style:parent-style-name="objectwithoutfill">
      <style:graphic-properties svg:stroke-color="#ffffff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914cm" fo:min-width="2.198cm"/>
    </style:style>
    <style:style style:name="gr13" style:family="graphic" style:parent-style-name="standard">
      <style:graphic-properties svg:stroke-color="#3465a4" draw:textarea-horizontal-align="justify" draw:textarea-vertical-align="middle" draw:auto-grow-height="false" fo:min-height="0.254cm" fo:min-width="0.004cm"/>
    </style:style>
    <style:style style:name="gr14" style:family="graphic" style:parent-style-name="standard">
      <style:graphic-properties draw:textarea-horizontal-align="justify" draw:textarea-vertical-align="middle" draw:auto-grow-height="false" fo:min-height="0.346cm" fo:min-width="0.91cm"/>
    </style:style>
    <style:style style:name="gr15" style:family="graphic" style:parent-style-name="standard">
      <style:graphic-properties svg:stroke-color="#3465a4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426cm" fo:min-width="15.50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18.6cm"/>
    </style:style>
    <style:style style:name="gr18" style:family="graphic" style:parent-style-name="standard">
      <style:graphic-properties draw:stroke="none" svg:stroke-color="#000000" draw:fill="none" draw:fill-color="#ffffff" fo:min-height="0.55cm"/>
    </style:style>
    <style:style style:name="gr19" style:family="graphic" style:parent-style-name="standard">
      <style:graphic-properties draw:stroke="none" svg:stroke-color="#000000" draw:fill="none" draw:fill-color="#ffffff" fo:min-height="1.35cm"/>
    </style:style>
    <style:style style:name="gr20" style:family="graphic" style:parent-style-name="standard">
      <style:graphic-properties draw:stroke="none" svg:stroke-color="#000000" draw:fill="none" draw:fill-color="#ffffff" fo:min-height="0.65cm"/>
    </style:style>
    <style:style style:name="gr21" style:family="graphic" style:parent-style-name="standard">
      <style:graphic-properties draw:stroke="none" svg:stroke-color="#000000" draw:fill="none" draw:fill-color="#ffffff" fo:min-height="0.45cm"/>
    </style:style>
    <style:style style:name="gr22" style:family="graphic" style:parent-style-name="standard">
      <style:graphic-properties draw:stroke="none" svg:stroke-color="#000000" draw:fill="none" draw:fill-color="#ffffff" fo:min-height="0.25cm"/>
    </style:style>
    <style:style style:name="gr23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d4ea6b"/>
      <style:paragraph-properties fo:text-align="center"/>
    </style:style>
    <style:style style:name="P4" style:family="paragraph">
      <loext:graphic-properties draw:fill-color="#d4ea6b" draw:opacity="100%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/>
      <style:text-properties fo:color="#c9211e"/>
    </style:style>
    <style:style style:name="P11" style:family="paragraph">
      <loext:graphic-properties draw:fill-color="#ffffff"/>
      <style:paragraph-properties fo:text-align="center"/>
      <style:text-properties fo:color="#c9211e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c9211e"/>
    </style:style>
    <style:style style:name="T2" style:family="text">
      <style:text-properties fo:color="#000000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4cm" svg:height="7.4cm" svg:x="2.5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8.8cm" svg:y="4.7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5.6cm" svg:y="1.8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5.6cm" svg:y="8.1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2.5cm" svg:y="4.7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2cm" svg:x="4.3cm" svg:y="3.5cm">
          <text:p text:style-name="P1">Lut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2cm" svg:x="4.3cm" svg:y="3.5cm">
          <text:p text:style-name="P1">Lut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2cm" svg:x="6.7cm" svg:y="5.6cm">
          <text:p text:style-name="P1">Lut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2cm" svg:x="4.2cm" svg:y="5.6cm">
          <text:p text:style-name="P1">Lut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2cm" svg:x="6.7cm" svg:y="3.5cm">
          <text:p text:style-name="P1">Lut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3.5cm" svg:x="8.4cm" svg:y="12.2cm">
          <text:p text:style-name="P1">Lut2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.466cm" svg:y1="12.806cm" svg:x2="6.826cm" svg:y2="12.806cm" svg:d="M8466 12806h-1640" svg:viewBox="0 0 1641 1">
          <text:p/>
        </draw:connector>
        <draw:connector draw:style-name="gr5" draw:text-style-name="P5" xml:id="id6" draw:id="id6" draw:layer="layout" draw:type="line" svg:x1="8.4cm" svg:y1="14.5cm" svg:x2="7.355cm" svg:y2="14.5cm" svg:d="M8400 14500h-1045" svg:viewBox="0 0 1046 1">
          <text:p/>
        </draw:connector>
        <draw:connector draw:style-name="gr5" draw:text-style-name="P5" xml:id="id1" draw:id="id1" draw:layer="layout" draw:type="line" svg:x1="13.8cm" svg:y1="13.8cm" svg:x2="12.16cm" svg:y2="13.8cm" svg:d="M13800 13800h-1640" svg:viewBox="0 0 1641 1">
          <text:p/>
        </draw:connector>
        <draw:custom-shape draw:style-name="gr6" draw:text-style-name="P6" xml:id="id10" draw:id="id10" draw:layer="layout" svg:width="4.3cm" svg:height="1.099cm" draw:transform="rotate (-1.54793251359377) translate (5.201cm 10.8cm)">
          <text:p/>
          <draw:enhanced-geometry svg:viewBox="0 0 21600 21600" draw:glue-points="?f6 10800 10800 21600 ?f5 10800 10800 0" draw:text-areas="?f3 ?f3 ?f4 ?f4" draw:mirror-horizontal="true" draw:type="trapezoid" draw:modifiers="5453.987444780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5" draw:layer="layout" draw:type="line" svg:x1="6.9cm" svg:y1="12.8cm" svg:x2="5.26cm" svg:y2="12.8cm" svg:d="M6900 12800h-1640" svg:viewBox="0 0 1641 1">
          <text:p/>
        </draw:connector>
        <draw:connector draw:style-name="gr5" draw:text-style-name="P5" draw:layer="layout" draw:type="line" svg:x1="4.145cm" svg:y1="11.8cm" svg:x2="3.1cm" svg:y2="11.8cm" svg:d="M4145 11800h-1045" svg:viewBox="0 0 1046 1">
          <text:p/>
        </draw:connector>
        <draw:connector draw:style-name="gr5" draw:text-style-name="P5" draw:layer="layout" draw:type="line" svg:x1="13.4cm" svg:y1="3.9cm" svg:x2="12.355cm" svg:y2="3.9cm" svg:d="M13400 3900h-1045" svg:viewBox="0 0 1046 1">
          <text:p/>
        </draw:connector>
        <draw:connector draw:style-name="gr5" draw:text-style-name="P5" draw:layer="layout" draw:type="line" svg:x1="3.715cm" svg:y1="11.464cm" svg:x2="3.2cm" svg:y2="12.1cm" svg:d="M3715 11464l-515 636" svg:viewBox="0 0 516 637">
          <text:p/>
        </draw:connector>
        <draw:path draw:style-name="gr7" draw:text-style-name="P5" draw:layer="layout" svg:width="0.452cm" svg:height="0.42cm" draw:transform="rotate (-1.5707963267949) translate (3.874cm 10.735cm)" svg:viewBox="0 0 453 421" svg:d="M0 397c87 19 422 85 397-133l47-226 9-38">
          <text:p/>
        </draw:path>
        <draw:path draw:style-name="gr7" draw:text-style-name="P5" draw:layer="layout" svg:width="0.623cm" svg:height="0.08cm" draw:transform="rotate (-1.5707963267949) translate (3.77567724752652cm 10.801cm)" svg:viewBox="0 0 624 81" svg:d="M0 15c218-55 412 62 624 66">
          <text:p/>
        </draw:path>
        <draw:connector draw:style-name="gr5" draw:text-style-name="P5" draw:layer="layout" draw:type="line" svg:x1="13.015cm" svg:y1="3.629cm" svg:x2="12.5cm" svg:y2="4.265cm" svg:d="M13015 3629l-515 636" svg:viewBox="0 0 516 637">
          <text:p/>
        </draw:connector>
        <draw:path draw:style-name="gr7" draw:text-style-name="P5" draw:layer="layout" svg:width="0.452cm" svg:height="0.42cm" draw:transform="rotate (-1.5707963267949) translate (13.174cm 2.9cm)" svg:viewBox="0 0 453 421" svg:d="M0 397c87 19 422 85 397-133l47-226 9-38">
          <text:p/>
        </draw:path>
        <draw:path draw:style-name="gr7" draw:text-style-name="P5" draw:layer="layout" svg:width="0.623cm" svg:height="0.08cm" draw:transform="rotate (-1.5707963267949) translate (13.0756772475265cm 2.966cm)" svg:viewBox="0 0 624 81" svg:d="M0 15c218-55 412 62 624 66">
          <text:p/>
        </draw:path>
        <draw:custom-shape draw:style-name="gr8" draw:text-style-name="P7" draw:layer="layout" svg:width="1.6cm" svg:height="0.9cm" svg:x="1.4cm" svg:y="11.4cm">
          <text:p text:style-name="P1">PI[3:0]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cm" svg:height="0.9cm" svg:x="10.6cm" svg:y="3.4cm">
          <text:p text:style-name="P1">LO[3:0]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585cm" svg:height="0.963cm" svg:x="19.115cm" svg:y="13.2cm">
          <draw:text-box>
            <text:p>LO</text:p>
          </draw:text-box>
        </draw:frame>
        <draw:custom-shape draw:style-name="gr10" draw:text-style-name="P9" draw:layer="layout" svg:width="1.5cm" svg:height="2.5cm" svg:x="14.8cm" svg:y="13.3cm">
          <text:p/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14.75cm" svg:y1="15cm" svg:x2="15.2cm" svg:y2="15.384cm" svg:d="M14750 15000l450 384" svg:viewBox="0 0 451 385">
          <text:p/>
        </draw:connector>
        <draw:connector draw:style-name="gr11" draw:text-style-name="P5" draw:layer="layout" draw:type="line" svg:x1="14.7cm" svg:y1="15.69cm" svg:x2="15.2cm" svg:y2="15.384cm" svg:d="M14700 15690l500-306" svg:viewBox="0 0 501 307">
          <text:p/>
        </draw:connector>
        <draw:custom-shape draw:style-name="gr12" draw:text-style-name="P6" draw:layer="layout" svg:width="2.698cm" svg:height="1.164cm" draw:transform="rotate (-1.54793251359377) translate (18.938cm 12.377cm)">
          <text:p/>
          <draw:enhanced-geometry svg:viewBox="0 0 21600 21600" draw:glue-points="?f6 10800 10800 21600 ?f5 10800 10800 0" draw:text-areas="?f3 ?f3 ?f4 ?f4" draw:mirror-horizontal="true" draw:type="trapezoid" draw:modifiers="5453.987444780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7" draw:text-style-name="P5" xml:id="id2" draw:id="id2" draw:layer="layout" draw:type="line" svg:x1="13.8cm" svg:y1="13.8cm" svg:x2="13.773cm" svg:y2="12.024cm" draw:start-shape="id1" draw:start-glue-point="2" svg:d="M13800 13800l-27-1776" svg:viewBox="0 0 28 1777">
          <text:p/>
        </draw:connector>
        <draw:connector draw:style-name="gr7" draw:text-style-name="P5" xml:id="id3" draw:id="id3" draw:layer="layout" draw:type="line" svg:x1="13.773cm" svg:y1="12.024cm" svg:x2="17.242cm" svg:y2="12.009cm" draw:start-shape="id2" draw:start-glue-point="3" svg:d="M13773 12024l3469-15" svg:viewBox="0 0 3470 16">
          <text:p/>
        </draw:connector>
        <draw:connector draw:style-name="gr7" draw:text-style-name="P5" xml:id="id4" draw:id="id4" draw:layer="layout" draw:type="line" svg:x1="17.242cm" svg:y1="12.009cm" svg:x2="17.257cm" svg:y2="12.994cm" draw:start-shape="id3" draw:start-glue-point="3" svg:d="M17242 12009l15 985" svg:viewBox="0 0 16 986">
          <text:p/>
        </draw:connector>
        <draw:connector draw:style-name="gr7" draw:text-style-name="P5" draw:layer="layout" draw:type="line" svg:x1="17.257cm" svg:y1="12.994cm" svg:x2="17.816cm" svg:y2="12.979cm" draw:start-shape="id4" draw:start-glue-point="3" svg:d="M17257 12994l559-15" svg:viewBox="0 0 560 16">
          <text:p/>
        </draw:connector>
        <draw:connector draw:style-name="gr7" draw:text-style-name="P5" draw:layer="layout" draw:type="line" svg:x1="13.762cm" svg:y1="13.798cm" svg:x2="14.8cm" svg:y2="13.8cm" svg:d="M13762 13798l1038 2" svg:viewBox="0 0 1039 3">
          <text:p/>
        </draw:connector>
        <draw:connector draw:style-name="gr7" draw:text-style-name="P5" draw:layer="layout" draw:type="line" svg:x1="16.3cm" svg:y1="14.023cm" svg:x2="17.782cm" svg:y2="14cm" svg:d="M16300 14023l1482-23" svg:viewBox="0 0 1483 24">
          <text:p/>
        </draw:connector>
        <draw:connector draw:style-name="gr7" draw:text-style-name="P5" draw:layer="layout" draw:type="line" svg:x1="4.448cm" svg:y1="15.805cm" svg:x2="4.448cm" svg:y2="16.275cm" svg:d="M4448 15805v470" svg:viewBox="0 0 1 471">
          <text:p/>
        </draw:connector>
        <draw:connector draw:style-name="gr7" draw:text-style-name="P5" draw:layer="layout" draw:type="line" svg:x1="4.636cm" svg:y1="15.794cm" svg:x2="4.636cm" svg:y2="16.264cm" svg:d="M4636 15794v470" svg:viewBox="0 0 1 471">
          <text:p/>
        </draw:connector>
        <draw:connector draw:style-name="gr7" draw:text-style-name="P5" xml:id="id5" draw:id="id5" draw:layer="layout" draw:type="line" svg:x1="4.914cm" svg:y1="15.996cm" svg:x2="7.318cm" svg:y2="15.974cm" svg:d="M4914 15996l2404-22" svg:viewBox="0 0 2405 23">
          <text:p/>
        </draw:connector>
        <draw:connector draw:style-name="gr7" draw:text-style-name="P5" draw:layer="layout" draw:type="line" svg:x1="7.318cm" svg:y1="15.974cm" svg:x2="7.355cm" svg:y2="14.5cm" draw:start-shape="id5" draw:start-glue-point="3" draw:end-shape="id6" draw:end-glue-point="3" svg:d="M7318 15974l37-1474" svg:viewBox="0 0 38 1475">
          <text:p/>
        </draw:connector>
        <draw:custom-shape draw:style-name="gr13" draw:text-style-name="P1" xml:id="id8" draw:id="id8" draw:layer="layout" svg:width="0.9cm" svg:height="0.9cm" draw:transform="rotate (1.5709708597201) translate (15cm 4.3cm)">
          <text:p/>
          <draw:enhanced-geometry svg:viewBox="0 0 21600 21600" draw:glue-points="?f6 10800 10800 21600 ?f5 10800 10800 0" draw:text-areas="?f3 ?f3 ?f4 ?f4" draw:type="trapezoid" draw:modifiers="108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6" draw:layer="layout" svg:width="1.41cm" svg:height="0.596cm" draw:transform="rotate (-1.54793251359377) translate (13.996cm 3.176cm)">
          <text:p/>
          <draw:enhanced-geometry svg:viewBox="0 0 21600 21600" draw:glue-points="?f6 10800 10800 21600 ?f5 10800 10800 0" draw:text-areas="?f3 ?f3 ?f4 ?f4" draw:mirror-horizontal="true" draw:type="trapezoid" draw:modifiers="5453.987444780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5" draw:layer="layout" draw:type="line" svg:x1="15.045cm" svg:y1="3.9cm" svg:x2="14cm" svg:y2="3.9cm" svg:d="M15045 3900h-1045" svg:viewBox="0 0 1046 1">
          <text:p/>
        </draw:connector>
        <draw:custom-shape draw:style-name="gr8" draw:text-style-name="P7" xml:id="id7" draw:id="id7" draw:layer="layout" svg:width="1.6cm" svg:height="0.9cm" svg:x="17.8cm" svg:y="3.4cm">
          <text:p text:style-name="P1">PAD</text:p>
          <draw:enhanced-geometry svg:viewBox="0 0 21600 21600" draw:type="rectangle" draw:enhanced-path="M 0 0 L 21600 0 21600 21600 0 21600 0 0 Z N"/>
        </draw:custom-shape>
        <draw:connector draw:style-name="gr5" draw:text-style-name="P5" xml:id="id9" draw:id="id9" draw:layer="layout" draw:type="line" svg:x1="17.8cm" svg:y1="3.85cm" svg:x2="15.9cm" svg:y2="3.85cm" draw:start-shape="id7" draw:start-glue-point="3" draw:end-shape="id8" draw:end-glue-point="5" svg:d="M17800 3850h-1900" svg:viewBox="0 0 1901 1">
          <text:p/>
        </draw:connector>
        <draw:connector draw:style-name="gr7" draw:text-style-name="P5" draw:layer="layout" draw:type="line" svg:x1="16.85cm" svg:y1="3.85cm" svg:x2="16.877cm" svg:y2="5.519cm" draw:start-shape="id9" draw:start-glue-point="0" svg:d="M16850 3850l27 1669" svg:viewBox="0 0 28 1670">
          <text:p/>
        </draw:connector>
        <draw:custom-shape draw:style-name="gr15" draw:text-style-name="P1" draw:layer="layout" svg:width="0.4cm" svg:height="0.4cm" draw:transform="rotate (0.000174532925199274) translate (16.7cm 5.5cm)">
          <text:p/>
          <draw:enhanced-geometry svg:viewBox="0 0 21600 21600" draw:glue-points="?f6 10800 10800 21600 ?f5 10800 10800 0" draw:text-areas="?f3 ?f3 ?f4 ?f4" draw:type="trapezoid" draw:modifiers="108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1.6cm" svg:height="0.9cm" svg:x="16.1cm" svg:y="5.9cm">
          <text:p text:style-name="P1">PFGA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3.401cm" svg:y1="3.901cm" svg:x2="12.356cm" svg:y2="3.901cm" svg:d="M13401 3901h-1045" svg:viewBox="0 0 1046 1">
          <text:p/>
        </draw:connector>
        <draw:connector draw:style-name="gr5" draw:text-style-name="P5" draw:layer="layout" draw:type="line" svg:x1="13.016cm" svg:y1="3.63cm" svg:x2="12.501cm" svg:y2="4.266cm" svg:d="M13016 3630l-515 636" svg:viewBox="0 0 516 637">
          <text:p/>
        </draw:connector>
        <draw:path draw:style-name="gr7" draw:text-style-name="P5" draw:layer="layout" svg:width="0.452cm" svg:height="0.42cm" draw:transform="rotate (-1.5707963267949) translate (13.175cm 2.901cm)" svg:viewBox="0 0 453 421" svg:d="M0 397c87 19 422 85 397-133l47-226 9-38">
          <text:p/>
        </draw:path>
        <draw:path draw:style-name="gr7" draw:text-style-name="P5" draw:layer="layout" svg:width="0.623cm" svg:height="0.08cm" draw:transform="rotate (-1.5707963267949) translate (13.0766772475265cm 2.967cm)" svg:viewBox="0 0 624 81" svg:d="M0 15c218-55 412 62 624 66">
          <text:p/>
        </draw:path>
        <draw:connector draw:style-name="gr5" draw:text-style-name="P5" draw:layer="layout" draw:type="line" svg:x1="13.695cm" svg:y1="4.4cm" svg:x2="13.703cm" svg:y2="5.445cm" svg:d="M13695 4400l8 1045" svg:viewBox="0 0 9 1046">
          <text:p/>
        </draw:connector>
        <draw:connector draw:style-name="gr5" draw:text-style-name="P5" draw:layer="layout" draw:type="line" svg:x1="13.427cm" svg:y1="4.787cm" svg:x2="14.067cm" svg:y2="5.297cm" svg:d="M13427 4787l640 510" svg:viewBox="0 0 641 511">
          <text:p/>
        </draw:connector>
        <draw:path draw:style-name="gr7" draw:text-style-name="P5" draw:layer="layout" svg:width="0.541cm" svg:height="0.799cm" svg:x="12.748cm" svg:y="4.498cm" svg:viewBox="0 0 542 800" svg:d="M122 718c-74-191-268-725 76-624 233 68 367 594 151 699-186 91 499-709 19-793">
          <text:p/>
        </draw:path>
        <draw:custom-shape draw:style-name="gr8" draw:text-style-name="P11" draw:layer="layout" svg:width="1.6cm" svg:height="0.9cm" svg:x="13.1cm" svg:y="5.4cm">
          <text:p text:style-name="P10"><text:span text:style-name="T1">LOSC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8.44cm" svg:y1="12.123cm" svg:x2="18.45cm" svg:y2="12.8cm" svg:d="M18440 12123l10 677" svg:viewBox="0 0 11 678">
          <text:p/>
        </draw:connector>
        <draw:custom-shape draw:style-name="gr8" draw:text-style-name="P11" draw:layer="layout" svg:width="1.6cm" svg:height="0.9cm" svg:x="17.7cm" svg:y="11.175cm">
          <text:p text:style-name="P10"><text:span text:style-name="T1">LROC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.1cm" svg:y1="13.9cm" svg:x2="3.055cm" svg:y2="13.9cm" svg:d="M4100 13900h-1045" svg:viewBox="0 0 1046 1">
          <text:p/>
        </draw:connector>
        <draw:connector draw:style-name="gr5" draw:text-style-name="P5" draw:layer="layout" draw:type="line" svg:x1="3.715cm" svg:y1="13.629cm" svg:x2="3.2cm" svg:y2="14.265cm" svg:d="M3715 13629l-515 636" svg:viewBox="0 0 516 637">
          <text:p/>
        </draw:connector>
        <draw:path draw:style-name="gr7" draw:text-style-name="P5" draw:layer="layout" svg:width="0.452cm" svg:height="0.42cm" draw:transform="rotate (-1.5707963267949) translate (3.874cm 12.9cm)" svg:viewBox="0 0 453 421" svg:d="M0 397c87 19 422 85 397-133l47-226 9-38">
          <text:p/>
        </draw:path>
        <draw:path draw:style-name="gr7" draw:text-style-name="P5" draw:layer="layout" svg:width="0.623cm" svg:height="0.08cm" draw:transform="rotate (-1.5707963267949) translate (3.77567724752652cm 12.966cm)" svg:viewBox="0 0 624 81" svg:d="M0 15c218-55 412 62 624 66">
          <text:p/>
        </draw:path>
        <draw:custom-shape draw:style-name="gr8" draw:text-style-name="P7" draw:layer="layout" svg:width="1.6cm" svg:height="0.9cm" svg:x="1.3cm" svg:y="13.4cm">
          <text:p text:style-name="P1">LO[3:0]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.101cm" svg:y1="13.901cm" svg:x2="3.056cm" svg:y2="13.901cm" svg:d="M4101 13901h-1045" svg:viewBox="0 0 1046 1">
          <text:p/>
        </draw:connector>
        <draw:connector draw:style-name="gr5" draw:text-style-name="P5" draw:layer="layout" draw:type="line" svg:x1="3.716cm" svg:y1="13.63cm" svg:x2="3.201cm" svg:y2="14.266cm" svg:d="M3716 13630l-515 636" svg:viewBox="0 0 516 637">
          <text:p/>
        </draw:connector>
        <draw:path draw:style-name="gr7" draw:text-style-name="P5" draw:layer="layout" svg:width="0.452cm" svg:height="0.42cm" draw:transform="rotate (-1.5707963267949) translate (3.875cm 12.901cm)" svg:viewBox="0 0 453 421" svg:d="M0 397c87 19 422 85 397-133l47-226 9-38">
          <text:p/>
        </draw:path>
        <draw:path draw:style-name="gr7" draw:text-style-name="P5" draw:layer="layout" svg:width="0.623cm" svg:height="0.08cm" draw:transform="rotate (-1.5707963267949) translate (3.77667724752652cm 12.967cm)" svg:viewBox="0 0 624 81" svg:d="M0 15c218-55 412 62 624 66">
          <text:p/>
        </draw:path>
        <draw:connector draw:style-name="gr7" draw:text-style-name="P5" xml:id="id11" draw:id="id11" draw:layer="layout" draw:type="line" svg:x1="4.74cm" svg:y1="11.355cm" svg:x2="4.819cm" svg:y2="10.527cm" draw:start-shape="id10" draw:start-glue-point="6" svg:d="M4740 11355l79-828" svg:viewBox="0 0 80 829">
          <text:p/>
        </draw:connector>
        <draw:connector draw:style-name="gr7" draw:text-style-name="P5" draw:layer="layout" draw:type="line" svg:x1="4.819cm" svg:y1="10.527cm" svg:x2="5.726cm" svg:y2="10.565cm" draw:start-shape="id11" draw:start-glue-point="3" svg:d="M4819 10527l907 38" svg:viewBox="0 0 908 39">
          <text:p/>
        </draw:connector>
        <draw:connector draw:style-name="gr5" draw:text-style-name="P5" draw:layer="layout" draw:type="line" svg:x1="5.5cm" svg:y1="10.264cm" svg:x2="4.985cm" svg:y2="10.9cm" svg:d="M5500 10264l-515 636" svg:viewBox="0 0 516 637">
          <text:p/>
        </draw:connector>
        <draw:path draw:style-name="gr7" draw:text-style-name="P5" draw:layer="layout" svg:width="0.697cm" svg:height="1.099cm" svg:x="4.801cm" svg:y="9.3cm" svg:viewBox="0 0 698 1100" svg:d="M24 59c217-25 567-169 662 113 133 400-848 485-662 378 991-571 720 603 208 548l-208-38">
          <text:p/>
        </draw:path>
        <draw:custom-shape draw:style-name="gr8" draw:text-style-name="P11" draw:layer="layout" svg:width="1.6cm" svg:height="0.9cm" svg:x="5.8cm" svg:y="10.1cm">
          <text:p text:style-name="P10"><text:span text:style-name="T1">LIS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2" draw:id="id12" draw:layer="layout" svg:width="1.6cm" svg:height="0.9cm" svg:x="9.3cm" svg:y="10.2cm">
          <text:p text:style-name="P10"><text:span text:style-name="T1">LFSC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0.1cm" svg:y1="11.1cm" svg:x2="10.11cm" svg:y2="12.277cm" draw:start-shape="id12" draw:start-glue-point="2" svg:d="M10100 11100l10 1177" svg:viewBox="0 0 11 1178">
          <text:p/>
        </draw:connector>
        <draw:connector draw:style-name="gr5" draw:text-style-name="P5" draw:layer="layout" draw:type="line" svg:x1="10.428cm" svg:y1="11.896cm" svg:x2="9.707cm" svg:y2="11.509cm" svg:d="M10428 11896l-721-387" svg:viewBox="0 0 722 388">
          <text:p/>
        </draw:connector>
        <draw:path draw:style-name="gr7" draw:text-style-name="P5" draw:layer="layout" svg:width="0.452cm" svg:height="0.42cm" draw:transform="rotate (-1.44181649507252) translate (10.9574627584662cm 11.3787676074441cm)" svg:viewBox="0 0 453 421" svg:d="M0 397c87 19 422 85 397-133l47-226 9-38">
          <text:p/>
        </draw:path>
        <draw:path draw:style-name="gr7" draw:text-style-name="P5" draw:layer="layout" svg:width="0.623cm" svg:height="0.08cm" draw:transform="rotate (-1.44181649507252) translate (10.8684457975259cm 11.4568659065224cm)" svg:viewBox="0 0 624 81" svg:d="M0 15c218-55 412 62 624 66">
          <text:p/>
        </draw:path>
        <draw:connector draw:style-name="gr7" draw:text-style-name="P5" draw:layer="layout" draw:type="line" svg:x1="15.44cm" svg:y1="2.948cm" svg:x2="15.45cm" svg:y2="3.625cm" svg:d="M15440 2948l10 677" svg:viewBox="0 0 11 678">
          <text:p/>
        </draw:connector>
        <draw:custom-shape draw:style-name="gr8" draw:text-style-name="P11" draw:layer="layout" svg:width="1.6cm" svg:height="0.9cm" svg:x="14.7cm" svg:y="2cm">
          <text:p text:style-name="P10"><text:span text:style-name="T1">F</text:span><text:span text:style-name="T1">P</text:span><text:span text:style-name="T1">G</text:span><text:span text:style-name="T1">A</text:span><text:span text:style-name="T1"> </text:span><text:span text:style-name="T1">O</text:span><text:span text:style-name="T1">S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9.1cm" svg:height="2cm" svg:x="1.3cm" svg:y="16.9cm">
          <text:p text:style-name="P1">Configuration bits in <text:span text:style-name="T1">red.</text:span><text:span text:style-name="T1"><text:line-break/></text:span><text:span text:style-name="T2">Tota</text:span><text:span text:style-name="T2">l </text:span><text:span text:style-name="T2">conf</text:span><text:span text:style-name="T2">igur</text:span><text:span text:style-name="T2">atio</text:span><text:span text:style-name="T2">n </text:span><text:span text:style-name="T2">bits </text:span><text:span text:style-name="T2">= </text:span><text:span text:style-name="T2">11*</text:span><text:span text:style-name="T2">4 </text:span><text:span text:style-name="T2">+3*</text:span><text:span text:style-name="T2">4 = </text:span><text:span text:style-name="T2">56</text:span></text:p>
          <text:p text:style-name="P1"><text:span text:style-name="T2">Con</text:span><text:span text:style-name="T2">figur</text:span><text:span text:style-name="T2">atio</text:span><text:span text:style-name="T2">n </text:span><text:span text:style-name="T2">for </text:span><text:span text:style-name="T2">1 bit </text:span><text:span text:style-name="T2">cou</text:span><text:span text:style-name="T2">nter</text:span><text:span text:style-name="T2">:</text:span></text:p>
          <text:p text:style-name="P1"><text:span text:style-name="T2">(LU</text:span><text:span text:style-name="T2">T </text:span><text:span text:style-name="T2">Con</text:span><text:span text:style-name="T2">figur</text:span><text:span text:style-name="T2">atio</text:span><text:span text:style-name="T2">n bit </text:span><text:span text:style-name="T2">ord</text:span><text:span text:style-name="T2">er: </text:span><text:span text:style-name="T2">LIS</text:span><text:span text:style-name="T2">C </text:span><text:span text:style-name="T2">inpu</text:span><text:span text:style-name="T2">t1|</text:span><text:span text:style-name="T2">LIS</text:span><text:span text:style-name="T2">C </text:span><text:span text:style-name="T2">inpu</text:span><text:span text:style-name="T2">t2|</text:span><text:span text:style-name="T2">LFS</text:span><text:span text:style-name="T2">C|</text:span><text:span text:style-name="T2">LR</text:span><text:span text:style-name="T2">OC)</text:span></text:p>
          <text:p text:style-name="P1"><text:span text:style-name="T2">(IO </text:span><text:span text:style-name="T2">Con</text:span><text:span text:style-name="T2">figur</text:span><text:span text:style-name="T2">atio</text:span><text:span text:style-name="T2">n bit </text:span><text:span text:style-name="T2">ord</text:span><text:span text:style-name="T2">er: </text:span><text:span text:style-name="T2">LO</text:span><text:span text:style-name="T2">SC|</text:span><text:span text:style-name="T2">FP</text:span><text:span text:style-name="T2">GA </text:span><text:span text:style-name="T2">OS</text:span><text:span text:style-name="T2">C)</text:span></text:p>
          <draw:enhanced-geometry svg:viewBox="0 0 21600 21600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7" draw:text-style-name="P7" xml:id="id13" draw:id="id13" draw:layer="layout" svg:width="19.1cm" svg:height="1.4cm" svg:x="1.244cm" svg:y="19.816cm">
          <text:p/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0.794cm" svg:y1="19.816cm" svg:x2="10.794cm" svg:y2="19.816cm" draw:start-shape="id13" draw:end-shape="id13" svg:d="M10794 19816z" svg:viewBox="0 0 1 1">
          <text:p/>
        </draw:connector>
        <draw:connector draw:style-name="gr7" draw:text-style-name="P5" draw:layer="layout" draw:type="line" svg:x1="5.025cm" svg:y1="19.816cm" svg:x2="5.044cm" svg:y2="21.328cm" svg:d="M5025 19816l19 1512" svg:viewBox="0 0 20 1513">
          <text:p/>
        </draw:connector>
        <draw:connector draw:style-name="gr7" draw:text-style-name="P5" draw:layer="layout" draw:type="line" svg:x1="8.344cm" svg:y1="19.804cm" svg:x2="8.363cm" svg:y2="21.316cm" svg:d="M8344 19804l19 1512" svg:viewBox="0 0 20 1513">
          <text:p/>
        </draw:connector>
        <draw:connector draw:style-name="gr7" draw:text-style-name="P5" draw:layer="layout" draw:type="line" svg:x1="15.761cm" svg:y1="19.722cm" svg:x2="15.78cm" svg:y2="21.234cm" svg:d="M15761 19722l19 1512" svg:viewBox="0 0 20 1513">
          <text:p/>
        </draw:connector>
        <draw:connector draw:style-name="gr7" draw:text-style-name="P5" draw:layer="layout" draw:type="line" svg:x1="12.844cm" svg:y1="19.704cm" svg:x2="12.863cm" svg:y2="21.216cm" svg:d="M12844 19704l19 1512" svg:viewBox="0 0 20 1513">
          <text:p/>
        </draw:connector>
        <draw:frame draw:style-name="gr18" draw:text-style-name="P12" draw:layer="layout" svg:width="2.2cm" svg:height="0.962cm" svg:x="15.7cm" svg:y="21.6cm">
          <draw:text-box>
            <text:p>IO1</text:p>
          </draw:text-box>
        </draw:frame>
        <draw:frame draw:style-name="gr18" draw:text-style-name="P12" draw:layer="layout" svg:width="2.2cm" svg:height="0.962cm" svg:x="13.744cm" svg:y="21.616cm">
          <draw:text-box>
            <text:p>3Lut2</text:p>
          </draw:text-box>
        </draw:frame>
        <draw:frame draw:style-name="gr18" draw:text-style-name="P12" draw:layer="layout" svg:width="2.2cm" svg:height="0.962cm" svg:x="9.844cm" svg:y="21.554cm">
          <draw:text-box>
            <text:p>2Lut2</text:p>
          </draw:text-box>
        </draw:frame>
        <draw:frame draw:style-name="gr18" draw:text-style-name="P12" draw:layer="layout" svg:width="2.2cm" svg:height="0.962cm" svg:x="5.844cm" svg:y="21.516cm">
          <draw:text-box>
            <text:p>1Lut2</text:p>
          </draw:text-box>
        </draw:frame>
        <draw:frame draw:style-name="gr18" draw:text-style-name="P12" draw:layer="layout" svg:width="2.2cm" svg:height="0.962cm" svg:x="2.144cm" svg:y="21.354cm">
          <draw:text-box>
            <text:p>0Lut2</text:p>
          </draw:text-box>
        </draw:frame>
        <draw:frame draw:style-name="gr19" draw:text-style-name="P14" draw:layer="layout" svg:width="4.2cm" svg:height="1.6cm" svg:x="1.144cm" svg:y="20.116cm">
          <draw:text-box>
            <text:p text:style-name="P13"><text:span text:style-name="T3">100|XXX|1010|1</text:span></text:p>
          </draw:text-box>
        </draw:frame>
        <draw:frame draw:style-name="gr20" draw:text-style-name="P12" draw:layer="layout" svg:width="1.1cm" svg:height="0.962cm" svg:x="6.1cm" svg:y="20.1cm">
          <draw:text-box>
            <text:p>X</text:p>
          </draw:text-box>
        </draw:frame>
        <draw:frame draw:style-name="gr18" draw:text-style-name="P12" draw:layer="layout" svg:width="1.2cm" svg:height="0.962cm" svg:x="10.2cm" svg:y="20.2cm">
          <draw:text-box>
            <text:p>X</text:p>
          </draw:text-box>
        </draw:frame>
        <draw:frame draw:style-name="gr21" draw:text-style-name="P12" draw:layer="layout" svg:width="1cm" svg:height="0.962cm" svg:x="14.4cm" svg:y="20.3cm">
          <draw:text-box>
            <text:p>X</text:p>
          </draw:text-box>
        </draw:frame>
        <draw:frame draw:style-name="gr22" draw:text-style-name="P14" draw:layer="layout" svg:width="1.5cm" svg:height="0.806cm" svg:x="15.7cm" svg:y="20.1cm">
          <draw:text-box>
            <text:p text:style-name="P13"><text:span text:style-name="T3">0|00</text:span></text:p>
          </draw:text-box>
        </draw:frame>
        <draw:frame draw:style-name="gr23" draw:text-style-name="P12" draw:layer="layout" svg:width="1.6cm" svg:height="0.962cm" svg:x="16.8cm" svg:y="21.6cm">
          <draw:text-box>
            <text:p>IO2</text:p>
          </draw:text-box>
        </draw:frame>
        <draw:connector draw:style-name="gr7" draw:text-style-name="P5" draw:layer="layout" draw:type="line" svg:x1="17cm" svg:y1="19.688cm" svg:x2="17.019cm" svg:y2="21.2cm" svg:d="M17000 19688l19 1512" svg:viewBox="0 0 20 1513">
          <text:p/>
        </draw:connector>
        <draw:connector draw:style-name="gr7" draw:text-style-name="P5" draw:layer="layout" draw:type="line" svg:x1="18.181cm" svg:y1="19.8cm" svg:x2="18.2cm" svg:y2="21.312cm" svg:d="M18181 19800l19 1512" svg:viewBox="0 0 20 1513">
          <text:p/>
        </draw:connector>
        <draw:connector draw:style-name="gr7" draw:text-style-name="P5" draw:layer="layout" draw:type="line" svg:x1="19.181cm" svg:y1="19.8cm" svg:x2="19.2cm" svg:y2="21.312cm" svg:d="M19181 19800l19 1512" svg:viewBox="0 0 20 1513">
          <text:p/>
        </draw:connector>
        <draw:frame draw:style-name="gr21" draw:text-style-name="P12" draw:layer="layout" svg:width="1cm" svg:height="0.962cm" svg:x="17.1cm" svg:y="20.138cm">
          <draw:text-box>
            <text:p>X</text:p>
          </draw:text-box>
        </draw:frame>
        <draw:frame draw:style-name="gr21" draw:text-style-name="P12" draw:layer="layout" svg:width="1cm" svg:height="0.962cm" svg:x="19.2cm" svg:y="20.138cm">
          <draw:text-box>
            <text:p>X</text:p>
          </draw:text-box>
        </draw:frame>
        <draw:frame draw:style-name="gr21" draw:text-style-name="P12" draw:layer="layout" svg:width="1cm" svg:height="0.962cm" svg:x="18.1cm" svg:y="20.1cm">
          <draw:text-box>
            <text:p>X</text:p>
          </draw:text-box>
        </draw:frame>
        <draw:frame draw:style-name="gr23" draw:text-style-name="P12" draw:layer="layout" svg:width="1.6cm" svg:height="0.962cm" svg:x="18cm" svg:y="21.6cm">
          <draw:text-box>
            <text:p>IO3</text:p>
          </draw:text-box>
        </draw:frame>
        <draw:frame draw:style-name="gr23" draw:text-style-name="P12" draw:layer="layout" svg:width="1.6cm" svg:height="0.962cm" svg:x="19cm" svg:y="21.638cm">
          <draw:text-box>
            <text:p>IO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4:57:36.055479352</meta:creation-date>
    <dc:date>2019-10-01T18:40:28.511605413</dc:date>
    <meta:editing-duration>PT13M36S</meta:editing-duration>
    <meta:editing-cycles>3</meta:editing-cycles>
    <meta:generator>LibreOffice/6.2.7.1$Linux_X86_64 LibreOffice_project/20$Build-1</meta:generator>
    <meta:document-statistic meta:object-count="106"/>
  </office:meta>
</office:document-meta>
</file>